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08e34" officeooo:paragraph-rsid="00008e34"/>
    </style:style>
    <style:style style:name="P2" style:family="paragraph" style:parent-style-name="Standard">
      <style:text-properties officeooo:paragraph-rsid="00008e34"/>
    </style:style>
    <style:style style:name="P3" style:family="paragraph" style:parent-style-name="Standard">
      <style:text-properties officeooo:rsid="0001719c" officeooo:paragraph-rsid="0001719c"/>
    </style:style>
    <style:style style:name="P4" style:family="paragraph" style:parent-style-name="Standard">
      <style:text-properties officeooo:rsid="0002138c" officeooo:paragraph-rsid="0002138c"/>
    </style:style>
    <style:style style:name="P5" style:family="paragraph" style:parent-style-name="Standard">
      <style:text-properties officeooo:paragraph-rsid="0002138c"/>
    </style:style>
    <style:style style:name="P6" style:family="paragraph" style:parent-style-name="Standard">
      <style:text-properties officeooo:rsid="00033ca3" officeooo:paragraph-rsid="00033ca3"/>
    </style:style>
    <style:style style:name="P7" style:family="paragraph" style:parent-style-name="Standard">
      <style:text-properties officeooo:paragraph-rsid="00033ca3"/>
    </style:style>
    <style:style style:name="P8" style:family="paragraph" style:parent-style-name="Standard">
      <style:text-properties officeooo:rsid="0003bd15" officeooo:paragraph-rsid="0003bd15"/>
    </style:style>
    <style:style style:name="P9" style:family="paragraph" style:parent-style-name="Standard">
      <style:text-properties officeooo:paragraph-rsid="0003bd15"/>
    </style:style>
    <style:style style:name="P10" style:family="paragraph" style:parent-style-name="Standard">
      <style:text-properties officeooo:rsid="0004afde" officeooo:paragraph-rsid="0004afde"/>
    </style:style>
    <style:style style:name="P11" style:family="paragraph" style:parent-style-name="Standard">
      <style:text-properties officeooo:rsid="0005bc46" officeooo:paragraph-rsid="0005bc46"/>
    </style:style>
    <style:style style:name="T1" style:family="text">
      <style:text-properties officeooo:rsid="00008e34"/>
    </style:style>
    <style:style style:name="T2" style:family="text">
      <style:text-properties officeooo:rsid="0001719c"/>
    </style:style>
    <style:style style:name="T3" style:family="text">
      <style:text-properties officeooo:rsid="0002138c"/>
    </style:style>
    <style:style style:name="T4" style:family="text">
      <style:text-properties officeooo:rsid="00033ca3"/>
    </style:style>
    <style:style style:name="T5" style:family="text">
      <style:text-properties officeooo:rsid="0003bd15"/>
    </style:style>
    <style:style style:name="T6" style:family="text">
      <style:text-properties officeooo:rsid="0004afde"/>
    </style:style>
    <style:style style:name="T7" style:family="text">
      <style:text-properties officeooo:rsid="0005bc4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Слайд 1. Добрый день! Представляю вашему вниманию презентацию моего итогового проекта в рамках школы data science. Тема проекта - построение предсказательной модели страховых возмещений с целью установления оптимальной цены за страховку.</text:p>
      <text:p text:style-name="P1"/>
      <text:p text:style-name="P1">Слайд 2. <text:span text:style-name="T2">В рамках этого проекта я принял участие в соревновании — insurance pricing game. Это игра, в которой участники соревнуются между собой, устанавливая цены на страховки и пытаются получить максимальную прибыль. </text:span></text:p>
      <text:p text:style-name="P3">Каждую неделю начинается новый этап игры, где мне предстоит соревноваться с 10 лучшими участниками предыдущего этапа. Для кадждого клиента в тестовом датасете наша модель предсказывает сумму страхового возмещения и устанавливает соответствующую ей цену страховки. Затем клиент выбирает самую дешевую предложенную ему цену.</text:p>
      <text:p text:style-name="P4">Наша прибыль складывается из тех клиентов, которые выбрали нас как самого дешёвого страховщика, оплатив нашу страховку за минусом страховых возмещений.</text:p>
      <text:p text:style-name="P2"/>
      <text:p text:style-name="P5"><text:span text:style-name="T1">Слайд 3. </text:span><text:span text:style-name="T3">Таким образом, у меня стояло две цели. </text:span></text:p>
      <text:p text:style-name="P5"><text:span text:style-name="T3">Первая — построить предсказательную модель. Целевая переменная здесь — страховое возмещение клиентом.</text:span><text:span text:style-name="T1"> </text:span>То есть стоит задача регрессии, <text:span text:style-name="T3">тип - </text:span>обучение с учителем.</text:p>
      <text:p text:style-name="P4">Вторая цель — выстроить ценообразование таким образом, чтобы завоевать большую часть рынка и получить прибыль выше, чем у других участников.</text:p>
      <text:p text:style-name="P4"/>
      <text:p text:style-name="P4">Слайд 4. Перейду к моему датасету. Вот так выглядят данные. З<text:span text:style-name="T4">десь мы видим 25 столбцов-признаков и одна целевая переменная — claim amount. Значительная часть этих признаков относится к категориальным.</text:span></text:p>
      <text:p text:style-name="P4"/>
      <text:p text:style-name="P6">Слайд 5. А вот так выглядит статистика по этим данным. Это уже после перевода категориальных признаков в числовые с помощью LabelEncoder библиотеки sklearn. Здесь я отметил для себя несколько моментов.</text:p>
      <text:p text:style-name="P6">Первый такой момент — несбалансированность целевой переменной. Мы видим, что подавляющее большинство клиентов не получали страховых возмещений. Из этой таблицы видно, что первые три квартиля со значением ноль. На самом деле в тренировочном датасете всего лишь около 10 процентов ненулевых значений.</text:p>
      <text:p text:style-name="P6">Второе, что бросается в глаза — довольно много пропусков в указанных столбцах. Они характеризуют возраст второго водителя и его стаж вождения. Это в принципе логично, не у всех в этом датасете имеется такой человек, который также имеет право на управление автомобилем. Вот здесь в столбце drv_drv2 значение 1 соответствует наличию второго водителя. Тут встаёт другой вопрос — почему в столбце пол второго водителя нет этих пропусков? Ответ в том, что они оказались предварительно заполнены нулями. Мы видим здесь значения 0, 1 и 2. 1 и 2 это реальные значения полов, а 0 это заполненые пропуски, которых как мы видим больше половины.</text:p>
      <text:p text:style-name="P6">Ну и вот в этих столбцах тоже есть небольшое количество пропусков.</text:p>
      <text:p text:style-name="P6"/>
      <text:p text:style-name="P7"><text:span text:style-name="T4">Слайд 6. Здесь я визуализировал пропущенные значения. От этих двух столбцов я вообще избавился, удалив их полностью из датасета, оставшиеся строки с пропусками тоже удалил.</text:span></text:p>
      <text:p text:style-name="P7"/>
      <text:p text:style-name="P6">Слайд 7. Здесь у нас корреляции. Видно, что у целевого параметра нет сильных корреляций с каким-либо признаком. Опять же, те столбцы которые я впоследствии удалил, показывают большую корреляцию — ещё одна причина их удалить. Большая корреляция между стажем и возрастом, но не прям единичная, поэтому я не стал удалять этот столбец.</text:p>
      <text:p text:style-name="P6"/>
      <text:p text:style-name="P9"><text:span text:style-name="T5">Слайд 8. Гистограммы. Видно, что некоторые признаки похожи на нормальные распределения, и другие видно, что несбалансированы.</text:span></text:p>
      <text:p text:style-name="P6"/>
      <text:p text:style-name="P6"><text:soft-page-break/>Слайд <text:span text:style-name="T5">9</text:span>. Итак, моя предобработка данных свелась к следующему.</text:p>
      <text:p text:style-name="P6">Перевод категориальных признаков в числовые.</text:p>
      <text:p text:style-name="P6">Удаление столбцов с большим количеством пропусков</text:p>
      <text:p text:style-name="P6">Удаление оставшихся пропусков.</text:p>
      <text:p text:style-name="P6"/>
      <text:p text:style-name="P6">Слайд <text:span text:style-name="T5">10</text:span>. Строго говоря, предобработку я сводил к минимуму. Поначалу я вообще запустил модель без предобработки как таковой, я даже не удалял пропущенные значения. CatboostRegressor, с которым я работал, это позволяет. Точнее, там есть параметр по умолчанию, которые трансформирует эти значения в минимальные по столбцу. Категориальные данные тоже можно обозначить для этого алгоритма, но я так и не разобрался, как именно он с ними работает. К моему удивлению, этот способ показал приличный результат.</text:p>
      <text:p text:style-name="P6">Вот эта целевая метрика RMSE у лучших участников соревнования показывает значение в районе 499. У последних в районе 503. Вот этот простейший способ показал значение 505.</text:p>
      <text:p text:style-name="P6"/>
      <text:p text:style-name="P6">А вот дальше начались мучения. Данные я в итоги обработал, это улучшило результат, но я застрял на отметках 503-504. Чтобы улучшить модель, я стал перебирать её параметры. Использовал тот же grid search из этой же библиотеки catboost. Посмотрел в документации, какие параметры могут сильно повлиять, и начал все их перебирать.</text:p>
      <text:p text:style-name="P6"/>
      <text:p text:style-name="P6">Стоит сказать, что каждый такой поиск занимал не менее двух часов, и я по-разному их проводил. Иногда ставил только один параметр на поиск, иногда комбинацию. Но это всегда было долго. Измерял параметры глубину деревьев (depth), скорости обучения (learning rate), количество итераций модели (iterations), политику роста деревьев (grow policy), коэффициент <text:s/>регуляризации (l2_leaf_reg) и ещё другие параметры.</text:p>
      <text:p text:style-name="P6">В общем, я старался очень тщательно настроить модель и в итоге это принесло неплохие результаты. В рейтинге по результату метрики в модели я оказался в верхней половине команд-участников (а их всего в соревновании 215) с результатом чуть меньше 500, где-то 499,988.</text:p>
      <text:p text:style-name="P6"/>
      <text:p text:style-name="P8">Под валидацией я подразумеваю разбиение на test train части в рамках своего тренировочного датасета. Одна из особенностей этого проекта для меня оказалась в том, что у меня не было доступа к реальной тестовой части, поэтому я разбивал свою train часть и тестировал на ней перед отправкой, с использованием метрики RMSE и MAE.</text:p>
      <text:p text:style-name="P8"/>
      <text:p text:style-name="P8">Слайд 1<text:span text:style-name="T7">2</text:span>. Сложности. Ну я столкнулся с несколькими сложностями в рамках этого проекта. Какие-то мне удалось преодолеть, какие-то нет.</text:p>
      <text:p text:style-name="P8">Поиск наилучших параметров. Уже упоминал, это был долгий процесс, но он оправдал себя. Не говоря уже о результатах в рамках проекта, я в принципе немного больше стал разбираться в библиотеке catboost</text:p>
      <text:p text:style-name="P8">Несбалансированность данных. Это тоже сильно затрудняло задачу. <text:span text:style-name="T6">Я решил не искажать данные методом андерсэмплинга или оверсэмплинга, особенно ввиду следующей трудности — отсутствием доступа к тестовой выборке.</text:span></text:p>
      <text:p text:style-name="P10">Необходимость разобраться в чужом коде. Мне был дан ноутбук, где мне надо было составить свои функции по предобработке, функции по тренировки модели и функции по расчёту цены за страховку. Было много магических команд, и со всем этим надо было разобраться как что где работает, чтобы в итоге всё работало как мне нужно. Ошибки были, конечно, но это был безусловно интересный опыт.</text:p>
      <text:p text:style-name="P10">Плохая совместимость библиотеки. Это была та причина, по которой мне не удалось опробовать нейронку в деле. Локальные функции просто отказывались сохранять/загружать мою модель. Я пытался воспользоваться аналогичными функции библиотеки, но там тоже без проблем не обошлось. С этим я по итогу разобраться не успел.</text:p>
      <text:p text:style-name="P10"><text:soft-page-break/>Слайд 1<text:span text:style-name="T7">3</text:span>. Что можно сказать о применении проекта? Я считаю, что подобные предсказательные модели могут сильно изменить рынок страховых услуг (и не только автомобильных). </text:p>
      <text:p text:style-name="P10">Имея возможность точно предугадать риск страховых возмещений, можно значительно снизить цены на страховку людям, у которых этот риск невысокий. И как следствие, обеспечить защищённость населения.</text:p>
      <text:p text:style-name="P10">Безусловно, тут есть ряд трудностей.</text:p>
      <text:p text:style-name="P10">Во-первых, построение точной модели — задача очень непростая. Тут <text:span text:style-name="T7">во многом </text:span>влияет несбалансированность данных, <text:span text:style-name="T7">а также то, что ситуации со страховыми возмещениями часто могут иметь случайный характер</text:span>.</text:p>
      <text:p text:style-name="P11">Во-вторых, клиенты, учитывая такую систему могут сознательно искажать данные. Потребуется валидировать их, чтобы такая система работала.</text:p>
      <text:p text:style-name="P11">Но в целом, это конечно осуществимо и может помочь как страховщикам, так и застрахованным.</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2"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1"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1" svg:font-family="'Noto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2"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2"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2" style:font-family-complex="'Lohit Devanagari'"/>
    </style:style>
    <style:style style:name="Обычный" style:family="paragraph"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name-asian="DejaVu Sans" style:font-family-asian="'DejaVu Sans'" style:font-family-generic-asian="system" style:font-pitch-asian="variable" style:font-size-asian="17.5pt" style:font-style-asian="normal" style:font-weight-asian="normal" style:font-name-complex="Noto Sans1" style:font-family-complex="'Noto Sans'" style:font-family-generic-complex="system" style:font-pitch-complex="variable" style:font-size-complex="12pt" style:text-emphasize="none"/>
    </style:style>
    <style:style style:name="Объект_20_без_20_заливки" style:display-name="Объект без заливки"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Объект_20_без_20_заливки_20_и_20_линий" style:display-name="Объект без заливки и линий"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Заглавие_20_А4" style:display-name="Заглавие А4" style:family="paragraph" style:parent-style-name="A4" style:default-outline-level="">
      <style:text-properties style:font-name="Noto Sans" fo:font-family="'Noto Sans'" style:font-family-generic="roman" style:font-pitch="variable" fo:font-size="44pt" style:font-size-asian="44pt"/>
    </style:style>
    <style:style style:name="Заголовок_20_А4" style:display-name="Заголовок А4" style:family="paragraph" style:parent-style-name="A4" style:default-outline-level="">
      <style:text-properties style:font-name="Noto Sans" fo:font-family="'Noto Sans'" style:font-family-generic="roman" style:font-pitch="variable" fo:font-size="24pt" style:font-size-asian="24pt"/>
    </style:style>
    <style:style style:name="Текст_20_А4" style:display-name="Текст А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Заглавие_20_А0" style:display-name="Заглавие А0" style:family="paragraph" style:parent-style-name="A4" style:default-outline-level="">
      <style:text-properties style:font-name="Noto Sans" fo:font-family="'Noto Sans'" style:font-family-generic="roman" style:font-pitch="variable" fo:font-size="96pt" style:font-size-asian="96pt"/>
    </style:style>
    <style:style style:name="Заголовок_20_А0" style:display-name="Заголовок А0" style:family="paragraph" style:parent-style-name="A4" style:default-outline-level="">
      <style:text-properties style:font-name="Noto Sans" fo:font-family="'Noto Sans'" style:font-family-generic="roman" style:font-pitch="variable" fo:font-size="72pt" style:font-size-asian="72pt"/>
    </style:style>
    <style:style style:name="Текст_20_А0" style:display-name="Текст А0" style:family="paragraph" style:parent-style-name="A4" style:default-outline-level="">
      <style:text-properties style:font-name="Noto Sans" fo:font-family="'Noto Sans'" style:font-family-generic="roman" style:font-pitch="variable" fo:font-size="18pt" style:font-size-asian="18pt"/>
    </style:style>
    <style:style style:name="Графика"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Фигуры" style:family="paragraph" style:parent-style-name="Графика"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Заливка_20_синим" style:display-name="Заливка сини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зелёным" style:display-name="Заливка зелё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красным" style:display-name="Заливка красн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Заливка_20_жёлтым" style:display-name="Заливка жёлтым" style:family="paragraph" style:parent-style-name="Заливка"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Контур" style:family="paragraph" style:parent-style-name="Фигуры" style:default-outline-level="">
      <style:text-properties style:font-name="Liberation Sans1" fo:font-family="'Liberation Sans'" style:font-family-generic="roman" style:font-pitch="variable" fo:font-size="14pt" fo:font-weight="bold" style:font-size-asian="14pt" style:font-weight-asian="bold"/>
    </style:style>
    <style:style style:name="Контур_20_синий" style:display-name="Контур синий" style:family="paragraph" style:parent-style-name="Контур"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Контур_20_зеленый" style:display-name="Контур зеленый" style:family="paragraph" style:parent-style-name="Контур"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Контур_20_красный" style:display-name="Контур красный" style:family="paragraph" style:parent-style-name="Контур"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Контур_20_жёлтый" style:display-name="Контур жёлтый" style:family="paragraph" style:parent-style-name="Контур"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Линии" style:family="paragraph" style:parent-style-name="Графика" style:default-outline-level="">
      <style:text-properties style:font-name="Liberation Sans1" fo:font-family="'Liberation Sans'" style:font-family-generic="roman" style:font-pitch="variable" fo:font-size="18pt" style:font-size-asian="18pt"/>
    </style:style>
    <style:style style:name="Стрелки" style:family="paragraph" style:parent-style-name="Линии" style:default-outline-level="">
      <style:text-properties style:font-name="Liberation Sans1" fo:font-family="'Liberation Sans'" style:font-family-generic="roman" style:font-pitch="variable" fo:font-size="18pt" style:font-size-asian="18pt"/>
    </style:style>
    <style:style style:name="Штриховая_20_линия" style:display-name="Штриховая линия" style:family="paragraph" style:parent-style-name="Линии" style:default-outline-level="">
      <style:text-properties style:font-name="Liberation Sans1" fo:font-family="'Liberation Sans'" style:font-family-generic="roman" style:font-pitch="variable" fo:font-size="18pt" style:font-size-asian="18pt"/>
    </style:style>
    <style:style style:name="Blueprint_20_Plans_7e_LT_7e_Gliederung_20_1" style:display-name="Blueprint Plans~LT~Gliederung 1" style:family="paragraph" style:default-outline-level="">
      <style:paragraph-properties fo:margin-top="0.667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name-asian="DejaVu Sans" style:font-family-asian="'DejaVu Sans'" style:font-family-generic-asian="system" style:font-pitch-asian="variable" style:font-size-asian="4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Gliederung_20_2" style:display-name="Blueprint Plans~LT~Gliederung 2" style:family="paragraph" style:parent-style-name="Blueprint_20_Plans_7e_LT_7e_Gliederung_20_1" style:default-outline-level="">
      <style:paragraph-properties fo:margin-top="0.533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3" style:display-name="Blueprint Plans~LT~Gliederung 3" style:family="paragraph" style:parent-style-name="Blueprint_20_Plans_7e_LT_7e_Gliederung_20_2" style:default-outline-level="">
      <style:paragraph-properties fo:margin-top="0.4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4" style:display-name="Blueprint Plans~LT~Gliederung 4" style:family="paragraph" style:parent-style-name="Blueprint_20_Plans_7e_LT_7e_Gliederung_20_3" style:default-outline-level="">
      <style:paragraph-properties fo:margin-top="0.266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5" style:display-name="Blueprint Plans~LT~Gliederung 5" style:family="paragraph" style:parent-style-name="Blueprint_20_Plans_7e_LT_7e_Gliederung_20_4"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6" style:display-name="Blueprint Plans~LT~Gliederung 6" style:family="paragraph" style:parent-style-name="Blueprint_20_Plans_7e_LT_7e_Gliederung_20_5"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7" style:display-name="Blueprint Plans~LT~Gliederung 7" style:family="paragraph" style:parent-style-name="Blueprint_20_Plans_7e_LT_7e_Gliederung_20_6"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8" style:display-name="Blueprint Plans~LT~Gliederung 8" style:family="paragraph" style:parent-style-name="Blueprint_20_Plans_7e_LT_7e_Gliederung_20_7"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Gliederung_20_9" style:display-name="Blueprint Plans~LT~Gliederung 9" style:family="paragraph" style:parent-style-name="Blueprint_20_Plans_7e_LT_7e_Gliederung_20_8" style:default-outline-level="">
      <style:paragraph-properties fo:margin-top="0.132cm" fo:margin-bottom="0cm" loext:contextual-spacing="false"/>
      <style:text-properties fo:color="#ffffff" style:text-outline="false" style:text-line-through-style="none" style:text-line-through-type="none" style:font-name="Liberation Sans1" fo:font-family="'Liberation Sans'" style:font-family-generic="roman" style:font-pitch="variable" fo:font-size="42pt" fo:font-style="normal" fo:text-shadow="none" style:text-underline-style="none" fo:font-weight="normal" style:letter-kerning="true" style:font-size-asian="42pt" style:font-style-asian="normal" style:font-weight-asian="normal" style:text-emphasize="none"/>
    </style:style>
    <style:style style:name="Blueprint_20_Plans_7e_LT_7e_Titel" style:display-name="Blueprint Plans~LT~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58.5pt" fo:font-style="normal" fo:text-shadow="none" style:text-underline-style="none" fo:font-weight="normal" style:letter-kerning="true" style:font-name-asian="DejaVu Sans" style:font-family-asian="'DejaVu Sans'" style:font-family-generic-asian="system" style:font-pitch-asian="variable" style:font-size-asian="58.5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Untertitel" style:display-name="Blueprint Plans~LT~Untertitel" style:family="paragraph" style:default-outline-level="">
      <style:paragraph-properties fo:text-align="center" style:justify-single-word="false"/>
      <style:text-properties fo:color="#ffffff"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Notizen" style:display-name="Blueprint Plans~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Blueprint_20_Plans_7e_LT_7e_Hintergrundobjekte" style:display-name="Blueprint Plans~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Blueprint_20_Plans_7e_LT_7e_Hintergrund" style:display-name="Blueprint Plans~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Noto Sans1" style:font-family-complex="'Noto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1" fo:font-family="'Lohit Devanagari'" style:font-family-generic="roman" style:font-pitch="variable" fo:font-size="18pt" style:letter-kerning="true" style:font-size-asian="18pt"/>
    </style:style>
    <style:style style:name="Объекты_20_фона" style:display-name="Объекты фона"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Фон"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Примечания"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1" style:display-name="Структура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Структура_20_2" style:display-name="Структура 2" style:family="paragraph" style:parent-style-name="Структура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Структура_20_3" style:display-name="Структура 3" style:family="paragraph" style:parent-style-name="Структура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Структура_20_4" style:display-name="Структура 4" style:family="paragraph" style:parent-style-name="Структура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5" style:display-name="Структура 5" style:family="paragraph" style:parent-style-name="Структура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6" style:display-name="Структура 6" style:family="paragraph" style:parent-style-name="Структура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7" style:display-name="Структура 7" style:family="paragraph" style:parent-style-name="Структура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8" style:display-name="Структура 8" style:family="paragraph" style:parent-style-name="Структура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Структура_20_9" style:display-name="Структура 9" style:family="paragraph" style:parent-style-name="Структура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objectwitharrow"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objectwithshadow"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text"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textbody"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Обычный" style:default-outline-level="">
      <style:paragraph-properties fo:margin-top="0cm" fo:margin-bottom="0cm" loext:contextual-spacing="false" style:line-height-at-least="0.353cm" fo:text-align="start" style:justify-single-word="false"/>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textbodyindent" style:family="paragraph" style:parent-style-name="Обычный" style:default-outline-level="">
      <style:paragraph-properties fo:margin-left="0cm" fo:margin-right="0cm" fo:margin-top="0cm" fo:margin-bottom="0cm" loext:contextual-spacing="false" style:line-height-at-least="0.353cm" fo:text-indent="0.6cm" style:auto-text-indent="false"/>
      <style:text-properties fo:color="#000000" style:text-outline="false" style:text-line-through-style="none" style:text-line-through-type="none" style:font-name="Liberation Sans1" fo:font-family="'Liberation Sans'" style:font-family-generic="roman" style:font-pitch="variable" fo:font-size="17.5pt" fo:font-style="normal" fo:text-shadow="none" style:text-underline-style="none" fo:font-weight="normal" style:letter-kerning="true" style:font-size-asian="17.5pt" style:font-style-asian="normal" style:font-weight-asian="normal" style:text-emphasize="none"/>
    </style:style>
    <style:style style:name="title"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Обычный" style:default-outline-level="">
      <style:paragraph-properties fo:margin-top="0cm" fo:margin-bottom="0cm" loext:contextual-spacing="false" style:line-height-at-least="0.353cm" fo:text-align="center" style:justify-single-word="false"/>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2" style:family="paragraph" style:parent-style-name="Обычный" style:default-outline-level="">
      <style:paragraph-properties fo:margin-left="0cm" fo:margin-right="0.199cm" fo:margin-top="0.101cm" fo:margin-bottom="0.101cm" loext:contextual-spacing="false" style:line-height-at-least="0.353cm" fo:text-align="center" style:justify-single-word="false" fo:text-indent="0cm" style:auto-text-indent="false"/>
      <style:text-properties fo:color="#000000" style:text-outline="false" style:text-line-through-style="none" style:text-line-through-type="none" style:font-name="Liberation Sans1"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Обычный"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Обычный"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Обычный" style:default-outline-level="">
      <style:paragraph-properties fo:margin-top="0.42cm" fo:margin-bottom="0.21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Обычный" style:default-outline-level="">
      <style:paragraph-properties fo:margin-top="0cm" fo:margin-bottom="0cm" loext:contextual-spacing="false" style:line-height-at-least="0.353cm"/>
      <style:text-properties fo:color="#000000" style:text-outline="false" style:text-line-through-style="none" style:text-line-through-type="none" style:font-name="Liberation Sans1"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Standard_7e_LT_7e_Gliederung_20_1" style:display-name="Standard~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Gliederung_20_2" style:display-name="Standard~LT~Gliederung 2" style:family="paragraph" style:parent-style-name="Standard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Standard_7e_LT_7e_Gliederung_20_3" style:display-name="Standard~LT~Gliederung 3" style:family="paragraph" style:parent-style-name="Standard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Standard_7e_LT_7e_Gliederung_20_4" style:display-name="Standard~LT~Gliederung 4" style:family="paragraph" style:parent-style-name="Standard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5" style:display-name="Standard~LT~Gliederung 5" style:family="paragraph" style:parent-style-name="Standard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6" style:display-name="Standard~LT~Gliederung 6" style:family="paragraph" style:parent-style-name="Standard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7" style:display-name="Standard~LT~Gliederung 7" style:family="paragraph" style:parent-style-name="Standard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8" style:display-name="Standard~LT~Gliederung 8" style:family="paragraph" style:parent-style-name="Standard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Gliederung_20_9" style:display-name="Standard~LT~Gliederung 9" style:family="paragraph" style:parent-style-name="Standard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Standard_7e_LT_7e_Titel" style:display-name="Standard~LT~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Untertitel" style:display-name="Standard~LT~Untertitel" style:family="paragraph" style:default-outline-level="">
      <style:paragraph-properties fo:text-align="center" style:justify-single-word="false"/>
      <style:text-properties style:use-window-font-color="true"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Notizen" style:display-name="Standard~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Noto Sans1" style:font-family-complex="'Noto Sans'" style:font-family-generic-complex="system" style:font-pitch-complex="variable" style:font-size-complex="12pt" style:text-emphasize="none"/>
    </style:style>
    <style:style style:name="Standard_7e_LT_7e_Hintergrundobjekte" style:display-name="Standard~LT~Hintergrundobjekte"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style:style style:name="Standard_7e_LT_7e_Hintergrund" style:display-name="Standard~LT~Hintergrund" style:family="paragraph" style:default-outline-level="">
      <style:text-properties style:font-name="Liberation Sans1" fo:font-family="'Liberation Sans'" style:font-family-generic="roman" style:font-pitch="variable" fo:font-size="12pt" style:letter-kerning="true" style:font-name-asian="DejaVu Sans" style:font-family-asian="'DejaVu Sans'" style:font-family-generic-asian="system" style:font-pitch-asian="variable" style:font-size-asian="12pt" style:font-name-complex="Noto Sans1" style:font-family-complex="'Noto Sans'"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2-14T13:54:05.998202808</meta:creation-date>
    <dc:date>2021-02-14T17:14:02.103523949</dc:date>
    <meta:editing-duration>PT8M47S</meta:editing-duration>
    <meta:editing-cycles>1</meta:editing-cycles>
    <meta:document-statistic meta:table-count="0" meta:image-count="0" meta:object-count="0" meta:page-count="3" meta:paragraph-count="36" meta:word-count="1081" meta:character-count="7544" meta:non-whitespace-character-count="6484"/>
    <meta:generator>LibreOffice/6.4.4.2$Linux_X86_64 LibreOffice_project/40$Build-2</meta:generator>
  </office:meta>
</office:document-meta>
</file>